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6" style:parent-style-name="Normal" style:family="paragraph">
      <style:paragraph-properties fo:line-height="200%" fo:margin-left="0.25in">
        <style:tab-stops/>
      </style:paragraph-properties>
      <style:text-properties style:font-size-complex="12pt"/>
    </style:style>
    <style:style style:name="P7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8" style:parent-style-name="Normal" style:family="paragraph">
      <style:paragraph-properties fo:line-height="115%" fo:text-indent="0.25in"/>
    </style:style>
    <style:style style:name="P9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10" style:parent-style-name="Párrafodelista" style:family="paragraph">
      <style:paragraph-properties fo:line-height="200%"/>
      <style:text-properties fo:font-weight="bold" style:font-weight-asian="bold" style:font-weight-complex="bold" style:font-size-complex="12pt"/>
    </style:style>
    <style:style style:name="P11" style:parent-style-name="Normal" style:family="paragraph">
      <style:paragraph-properties fo:line-height="115%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2" style:parent-style-name="Párrafodelista" style:family="paragraph">
      <style:paragraph-properties fo:line-height="115%"/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3" style:parent-style-name="Párrafodelista" style:family="paragraph">
      <style:paragraph-properties fo:line-height="115%"/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5" style:parent-style-name="Párrafodelista" style:family="paragraph">
      <style:paragraph-properties fo:line-height="200%"/>
      <style:text-properties fo:color="#538135" style:font-size-complex="12pt"/>
    </style:style>
    <style:style style:name="P1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8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1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0" style:parent-style-name="Párrafodelista" style:list-style-name="LFO4" style:family="paragraph">
      <style:paragraph-properties fo:line-height="200%"/>
    </style:style>
    <style:style style:name="T21" style:parent-style-name="Fuentedepárrafopredeter." style:family="text">
      <style:text-properties fo:color="#538135" style:font-size-complex="12pt"/>
    </style:style>
    <style:style style:family="graphic" style:name="a0" style:parent-style-name="Graphics">
      <style:graphic-properties fo:wrap-option="wrap" fo:border="0.01389in solid #507e32" fo:padding-top="0.05in" fo:padding-bottom="0.05in" fo:padding-left="0.1in" fo:padding-right="0.1in" fo:background-color="#548235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Cuadro de texto 1" text:anchor-type="paragraph" svg:x="0.125in" svg:y="-0.06319in" svg:width="5.9375in" svg:height="1.19792in" style:rel-width="scale" style:rel-height="scale"><draw:text-box><text:p text:style-name="P2">Módulo:<text:s/><text:tab/><text:tab/><text:tab/><text:tab/><text:tab/><text:tab/>Bases de Datos</text:p><text:p text:style-name="P3">UT04:<text:s/><text:tab/><text:tab/><text:tab/><text:tab/><text:tab/><text:tab/>Realización de Consultas</text:p><text:p text:style-name="P4">Actividad de desarrollo<text:s/>evaluable<text:s/>4:<text:s/><text:tab/><text:s text:c="11"/>Subconsultas</text:p></draw:text-box><svg:title/><svg:desc/></draw:frame>  </text:p>
      <text:p text:style-name="Normal"/>
      <text:p text:style-name="Normal"/>
      <text:p text:style-name="Normal"/>
      <text:list text:style-name="LFO1" text:continue-numbering="true">
        <text:list-item>
          <text:p text:style-name="P5">Objetivo general</text:p>
        </text:list-item>
      </text:list>
      <text:p text:style-name="P6">Realizar<text:s/>subconsultas<text:s/>en MySQL</text:p>
      <text:list text:style-name="LFO1" text:continue-numbering="true">
        <text:list-item>
          <text:p text:style-name="P7">Material</text:p>
        </text:list-item>
      </text:list>
      <text:p text:style-name="P8">Máquina virtual con el sistema operativo Ubuntu y MySQL y MySQL Workbench instalado</text:p>
      <text:list text:style-name="LFO1" text:continue-numbering="true">
        <text:list-item>
          <text:p text:style-name="P9">Descripción</text:p>
        </text:list-item>
      </text:list>
      <text:p text:style-name="P10">Descarga la BD<text:s/>NBA<text:s/>(documento .sql adjunto en la actividad del campus).</text:p>
      <text:p text:style-name="P11">D.1<text:s/>Usa el software MySQL Workbench para crear un script que realice las siguientes</text:p>
      <text:p text:style-name="P12">consultas:</text:p>
      <text:p text:style-name="P13"/>
      <text:list text:style-name="LFO4" text:continue-numbering="true">
        <text:list-item>
          <text:p text:style-name="P14">Obtener el número de bases que tiene cada equipo de la Conferencia Este.<text:s/></text:p>
        </text:list-item>
      </text:list>
      <text:p text:style-name="P15">(Los bases vienen representados por la letra ‘G’ en la BBDD)</text:p>
      <text:list text:style-name="LFO4" text:continue-numbering="true">
        <text:list-item>
          <text:p text:style-name="P16">Obtener el nombre y peso de los jugadores de la NBA que hayan hecho una media de más de 30 puntos por partido en alguna temporada.</text:p>
        </text:list-item>
        <text:list-item>
          <text:p text:style-name="P17">Obtener la temporada de Lebron James con mejor media de puntos por partido en su carrera.</text:p>
        </text:list-item>
        <text:list-item>
          <text:p text:style-name="P18">Obtener la media de puntos por partido y la media de asistencias por partido de los <text:s/>Timberwolves en cada una las temporadas.</text:p>
        </text:list-item>
        <text:list-item>
          <text:p text:style-name="P19">Obtener el nombre, la altura y el peso de los jugadores que juegan en la ciudad de Los Ángeles y que sean españoles.</text:p>
        </text:list-item>
        <text:list-item>
          <text:p text:style-name="P20"><text:span text:style-name="T21"><text:s/>Mostrar la temporada donde se anotaron más puntos como local en todos los partid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fo:font-size="12pt" style:font-size-asian="12pt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1-30T15:01:00Z</meta:creation-date>
    <dc:date>2023-01-30T15:01:00Z</dc:date>
    <meta:template xlink:href="Normal.dotm" xlink:type="simple"/>
    <meta:editing-cycles>2</meta:editing-cycles>
    <meta:editing-duration>PT180S</meta:editing-duration>
    <meta:document-statistic meta:page-count="1" meta:paragraph-count="2" meta:word-count="155" meta:character-count="1010" meta:row-count="7" meta:non-whitespace-character-count="857"/>
  </office:meta>
</office:document-meta>
</file>